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5pt" officeooo:rsid="00082de9" officeooo:paragraph-rsid="00082de9" style:font-size-asian="15pt" style:font-size-complex="15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Purisa" fo:font-size="15pt" officeooo:rsid="000bf3fe" officeooo:paragraph-rsid="000bf3fe" style:font-size-asian="15pt" style:font-size-complex="15pt"/>
    </style:style>
    <style:style style:name="P3" style:family="paragraph" style:parent-style-name="Standard">
      <style:text-properties officeooo:paragraph-rsid="00138636"/>
    </style:style>
    <style:style style:name="P4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082de9" officeooo:paragraph-rsid="00082de9" style:font-size-asian="10.5pt" style:font-size-complex="12pt"/>
    </style:style>
    <style:style style:name="P5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0a119f" officeooo:paragraph-rsid="000a119f" style:font-size-asian="10.5pt" style:font-size-complex="12pt"/>
    </style:style>
    <style:style style:name="P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0c9f8c" officeooo:paragraph-rsid="000c9f8c" style:font-size-asian="10.5pt" style:font-size-complex="12pt"/>
    </style:style>
    <style:style style:name="P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0e50f5" officeooo:paragraph-rsid="000e50f5" style:font-size-asian="10.5pt" style:font-size-complex="12pt"/>
    </style:style>
    <style:style style:name="P8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0e50f5" officeooo:paragraph-rsid="00138636" style:font-size-asian="10.5pt" style:font-size-complex="12pt"/>
    </style:style>
    <style:style style:name="P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128753" officeooo:paragraph-rsid="00128753" style:font-size-asian="10.5pt" style:font-size-complex="12pt"/>
    </style:style>
    <style:style style:name="P10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128753" officeooo:paragraph-rsid="00128753" style:font-size-asian="10.5pt" style:font-size-complex="12pt"/>
    </style:style>
    <style:style style:name="P11" style:family="paragraph" style:parent-style-name="Standard" style:list-style-name="L2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128753" officeooo:paragraph-rsid="00128753" style:font-size-asian="10.5pt" style:font-size-complex="12pt"/>
    </style:style>
    <style:style style:name="P12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paragraph-rsid="000e50f5"/>
    </style:style>
    <style:style style:name="P13" style:family="paragraph" style:parent-style-name="Standard" style:list-style-name="L13">
      <style:paragraph-properties fo:margin-top="0.101cm" fo:margin-bottom="0.101cm" loext:contextual-spacing="false" fo:line-height="100%" fo:text-align="justify" style:justify-single-word="false"/>
      <style:text-properties officeooo:paragraph-rsid="001dd83f"/>
    </style:style>
    <style:style style:name="P14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52c44" officeooo:paragraph-rsid="00152c44"/>
    </style:style>
    <style:style style:name="P15" style:family="paragraph" style:parent-style-name="Standard" style:list-style-name="L4">
      <style:paragraph-properties fo:margin-top="0.101cm" fo:margin-bottom="0.101cm" loext:contextual-spacing="false" fo:line-height="100%" fo:text-align="justify" style:justify-single-word="false"/>
      <style:text-properties officeooo:rsid="00152c44" officeooo:paragraph-rsid="00152c44"/>
    </style:style>
    <style:style style:name="P16" style:family="paragraph" style:parent-style-name="Standard" style:list-style-name="L5">
      <style:paragraph-properties fo:margin-top="0.101cm" fo:margin-bottom="0.101cm" loext:contextual-spacing="false" fo:line-height="100%" fo:text-align="justify" style:justify-single-word="false"/>
      <style:text-properties officeooo:rsid="00152c44" officeooo:paragraph-rsid="00152c44"/>
    </style:style>
    <style:style style:name="P1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53af0" officeooo:paragraph-rsid="00153af0"/>
    </style:style>
    <style:style style:name="P18" style:family="paragraph" style:parent-style-name="Standard" style:list-style-name="L6">
      <style:paragraph-properties fo:margin-top="0.101cm" fo:margin-bottom="0.101cm" loext:contextual-spacing="false" fo:line-height="100%" fo:text-align="justify" style:justify-single-word="false"/>
      <style:text-properties officeooo:rsid="00161ea9" officeooo:paragraph-rsid="00161ea9"/>
    </style:style>
    <style:style style:name="P1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61ea9" officeooo:paragraph-rsid="00161ea9"/>
    </style:style>
    <style:style style:name="P20" style:family="paragraph" style:parent-style-name="Standard" style:list-style-name="L7">
      <style:paragraph-properties fo:margin-top="0.101cm" fo:margin-bottom="0.101cm" loext:contextual-spacing="false" fo:line-height="100%" fo:text-align="justify" style:justify-single-word="false"/>
      <style:text-properties officeooo:rsid="00161ea9" officeooo:paragraph-rsid="00161ea9"/>
    </style:style>
    <style:style style:name="P21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7bc55" officeooo:paragraph-rsid="0017bc55"/>
    </style:style>
    <style:style style:name="P22" style:family="paragraph" style:parent-style-name="Standard" style:list-style-name="L8">
      <style:paragraph-properties fo:margin-top="0.101cm" fo:margin-bottom="0.101cm" loext:contextual-spacing="false" fo:line-height="100%" fo:text-align="justify" style:justify-single-word="false"/>
      <style:text-properties officeooo:rsid="00190d9a" officeooo:paragraph-rsid="00190d9a"/>
    </style:style>
    <style:style style:name="P23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90d9a" officeooo:paragraph-rsid="00190d9a"/>
    </style:style>
    <style:style style:name="P24" style:family="paragraph" style:parent-style-name="Standard" style:list-style-name="L9">
      <style:paragraph-properties fo:margin-top="0.101cm" fo:margin-bottom="0.101cm" loext:contextual-spacing="false" fo:line-height="100%" fo:text-align="justify" style:justify-single-word="false"/>
      <style:text-properties officeooo:rsid="00190d9a" officeooo:paragraph-rsid="00190d9a"/>
    </style:style>
    <style:style style:name="P25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acd21" officeooo:paragraph-rsid="001acd21"/>
    </style:style>
    <style:style style:name="P2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acd21" officeooo:paragraph-rsid="001d832e"/>
    </style:style>
    <style:style style:name="P2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acd21" officeooo:paragraph-rsid="001dc3ae"/>
    </style:style>
    <style:style style:name="P28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acd21" officeooo:paragraph-rsid="001dd83f"/>
    </style:style>
    <style:style style:name="P2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acd21" officeooo:paragraph-rsid="001f2efb"/>
    </style:style>
    <style:style style:name="P30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acd21" officeooo:paragraph-rsid="001b9236"/>
    </style:style>
    <style:style style:name="P31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b9236"/>
    </style:style>
    <style:style style:name="P32" style:family="paragraph" style:parent-style-name="Standard" style:list-style-name="L10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b9236"/>
    </style:style>
    <style:style style:name="P33" style:family="paragraph" style:parent-style-name="Standard" style:list-style-name="L11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b9236"/>
    </style:style>
    <style:style style:name="P34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832e"/>
    </style:style>
    <style:style style:name="P35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c3ae"/>
    </style:style>
    <style:style style:name="P3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d83f"/>
    </style:style>
    <style:style style:name="P37" style:family="paragraph" style:parent-style-name="Standard" style:list-style-name="L13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832e"/>
    </style:style>
    <style:style style:name="P38" style:family="paragraph" style:parent-style-name="Standard" style:list-style-name="L14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832e"/>
    </style:style>
    <style:style style:name="P39" style:family="paragraph" style:parent-style-name="Standard" style:list-style-name="L15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c3ae"/>
    </style:style>
    <style:style style:name="P40" style:family="paragraph" style:parent-style-name="Standard" style:list-style-name="L16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c3ae"/>
    </style:style>
    <style:style style:name="P41" style:family="paragraph" style:parent-style-name="Standard" style:list-style-name="L17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c3ae"/>
    </style:style>
    <style:style style:name="P42" style:family="paragraph" style:parent-style-name="Standard" style:list-style-name="L21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d83f"/>
    </style:style>
    <style:style style:name="P43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f2efb"/>
    </style:style>
    <style:style style:name="P44" style:family="paragraph" style:parent-style-name="Standard" style:list-style-name="L23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f2efb"/>
    </style:style>
    <style:style style:name="P45" style:family="paragraph" style:parent-style-name="Standard" style:list-style-name="L25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f2efb"/>
    </style:style>
    <style:style style:name="P46" style:family="paragraph" style:parent-style-name="Standard" style:list-style-name="L27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f2efb"/>
    </style:style>
    <style:style style:name="P4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d832e" officeooo:paragraph-rsid="001d832e"/>
    </style:style>
    <style:style style:name="P48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d832e" officeooo:paragraph-rsid="001dc3ae"/>
    </style:style>
    <style:style style:name="P4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d832e" officeooo:paragraph-rsid="001dd83f"/>
    </style:style>
    <style:style style:name="P50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d832e" officeooo:paragraph-rsid="001f2efb"/>
    </style:style>
    <style:style style:name="P51" style:family="paragraph" style:parent-style-name="Standard" style:list-style-name="L16">
      <style:paragraph-properties fo:margin-top="0.101cm" fo:margin-bottom="0.101cm" loext:contextual-spacing="false" fo:line-height="100%" fo:text-align="justify" style:justify-single-word="false"/>
      <style:text-properties officeooo:rsid="001dc3ae" officeooo:paragraph-rsid="001dc3ae"/>
    </style:style>
    <style:style style:name="P52" style:family="paragraph" style:parent-style-name="Standard" style:list-style-name="L17">
      <style:paragraph-properties fo:margin-top="0.101cm" fo:margin-bottom="0.101cm" loext:contextual-spacing="false" fo:line-height="100%" fo:text-align="justify" style:justify-single-word="false"/>
      <style:text-properties officeooo:rsid="001dd83f" officeooo:paragraph-rsid="001dd83f"/>
    </style:style>
    <style:style style:name="P53" style:family="paragraph" style:parent-style-name="Standard" style:list-style-name="L19">
      <style:paragraph-properties fo:margin-top="0.101cm" fo:margin-bottom="0.101cm" loext:contextual-spacing="false" fo:line-height="100%" fo:text-align="justify" style:justify-single-word="false"/>
      <style:text-properties officeooo:rsid="001dd83f" officeooo:paragraph-rsid="001dd83f"/>
    </style:style>
    <style:style style:name="P54" style:family="paragraph" style:parent-style-name="Standard" style:list-style-name="L20">
      <style:paragraph-properties fo:margin-top="0.101cm" fo:margin-bottom="0.101cm" loext:contextual-spacing="false" fo:line-height="100%" fo:text-align="justify" style:justify-single-word="false"/>
      <style:text-properties officeooo:rsid="001dd83f" officeooo:paragraph-rsid="001dd83f"/>
    </style:style>
    <style:style style:name="P55" style:family="paragraph" style:parent-style-name="Standard" style:list-style-name="L21">
      <style:paragraph-properties fo:margin-top="0.101cm" fo:margin-bottom="0.101cm" loext:contextual-spacing="false" fo:line-height="100%" fo:text-align="justify" style:justify-single-word="false"/>
      <style:text-properties officeooo:rsid="001dd83f" officeooo:paragraph-rsid="001dd83f"/>
    </style:style>
    <style:style style:name="P5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dd83f" officeooo:paragraph-rsid="001f2efb"/>
    </style:style>
    <style:style style:name="P57" style:family="paragraph" style:parent-style-name="Standard" style:list-style-name="L23">
      <style:paragraph-properties fo:margin-top="0.101cm" fo:margin-bottom="0.101cm" loext:contextual-spacing="false" fo:line-height="100%" fo:text-align="justify" style:justify-single-word="false"/>
      <style:text-properties officeooo:rsid="001dd83f" officeooo:paragraph-rsid="001f2efb"/>
    </style:style>
    <style:style style:name="P58" style:family="paragraph" style:parent-style-name="Standard" style:list-style-name="L25">
      <style:paragraph-properties fo:margin-top="0.101cm" fo:margin-bottom="0.101cm" loext:contextual-spacing="false" fo:line-height="100%" fo:text-align="justify" style:justify-single-word="false"/>
      <style:text-properties officeooo:rsid="001dd83f" officeooo:paragraph-rsid="001f2efb"/>
    </style:style>
    <style:style style:name="P5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f2efb" officeooo:paragraph-rsid="001f2efb"/>
    </style:style>
    <style:style style:name="P60" style:family="paragraph" style:parent-style-name="Standard" style:list-style-name="L25">
      <style:paragraph-properties fo:margin-top="0.101cm" fo:margin-bottom="0.101cm" loext:contextual-spacing="false" fo:line-height="100%" fo:text-align="justify" style:justify-single-word="false"/>
      <style:text-properties officeooo:rsid="001f2efb" officeooo:paragraph-rsid="001f2efb"/>
    </style:style>
    <style:style style:name="P61" style:family="paragraph" style:parent-style-name="Standard" style:list-style-name="L10">
      <style:paragraph-properties fo:margin-top="0.101cm" fo:margin-bottom="0.101cm" loext:contextual-spacing="false" fo:line-height="100%" fo:text-align="justify" style:justify-single-word="false"/>
      <style:text-properties officeooo:rsid="001fdee8" officeooo:paragraph-rsid="001fdee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119f" style:font-style-asian="normal" style:font-style-complex="normal"/>
    </style:style>
    <style:style style:name="T4" style:family="text">
      <style:text-properties fo:font-style="normal" officeooo:rsid="000bf3fe" style:font-style-asian="normal" style:font-style-complex="normal"/>
    </style:style>
    <style:style style:name="T5" style:family="text">
      <style:text-properties fo:font-style="normal" officeooo:rsid="000e50f5" style:font-style-asian="normal" style:font-style-complex="normal"/>
    </style:style>
    <style:style style:name="T6" style:family="text">
      <style:text-properties officeooo:rsid="00153af0"/>
    </style:style>
    <style:style style:name="T7" style:family="text">
      <style:text-properties officeooo:rsid="0017bc55"/>
    </style:style>
    <style:style style:name="T8" style:family="text">
      <style:text-properties officeooo:rsid="00190d9a"/>
    </style:style>
    <style:style style:name="T9" style:family="text">
      <style:text-properties officeooo:rsid="001b9236"/>
    </style:style>
    <style:style style:name="T10" style:family="text">
      <style:text-properties officeooo:rsid="001d832e"/>
    </style:style>
    <style:style style:name="T11" style:family="text">
      <style:text-properties officeooo:rsid="001dc3ae"/>
    </style:style>
    <style:style style:name="T12" style:family="text">
      <style:text-properties officeooo:rsid="001dd83f"/>
    </style:style>
    <style:style style:name="T13" style:family="text">
      <style:text-properties officeooo:rsid="001f2efb"/>
    </style:style>
    <style:style style:name="T14" style:family="text">
      <style:text-properties officeooo:rsid="001fdee8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IFICAN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escrição do Projeto</text:p>
      <text:p text:style-name="P4">O sistema <text:span text:style-name="T1">Codificando</text:span><text:span text:style-name="T2"> visa servir como apoio para o embasamento teórico dos </text:span><text:span text:style-name="T3">novos </text:span><text:span text:style-name="T2">interessados </text:span><text:span text:style-name="T3">na área de desenvolvimento, possibilitando que novas pessoas possam fornecer o conteúdo para os interessados em geral. Por meio dele, alunos podem acessar por meio de qualquer dispositivo o conteúdo de forma dinâmica e interativa conteúdos de programação em geral que gestores disponibilizarem para acesso.</text:span></text:p>
      <text:p text:style-name="P5"><text:span text:style-name="T2">Por meio deste, qualquer indivíduo que desejar compartilhar seu conhecimento de programação poderá utilizar o sistema, bastando para isso efetuar seu cadastro de forma gratuita e usufruir de sua conta para disponibilizar o conteúdo </text:span><text:span text:style-name="T4">que será logo atualizado e disponibilizado para visualização ao aluno.</text:span></text:p>
      <text:p text:style-name="P6"><text:span text:style-name="T4">A</text:span><text:span text:style-name="T2">o usufruir da plataforma, o aluno </text:span><text:span text:style-name="T5">pode ter a noção de como está seu progresso de conclusão dos conteúdos ali expostos, por meio de uma barra de progresso que será atualizada conforme o usuário avance seus conteúdos.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<text:soft-page-break/><text:span text:style-name="T2">Requisitos Funcionais</text:span></text:p>
      <text:p text:style-name="P9"><text:span text:style-name="T2">Através do sistema, o administrador pode:</text:span></text:p>
      <text:list xml:id="list6795177633198485845" text:style-name="L1">
        <text:list-item>
          <text:p text:style-name="P10"><text:span text:style-name="T2">Disponiblizar o conteúdo</text:span></text:p>
        </text:list-item>
        <text:list-item>
          <text:p text:style-name="P10"><text:span text:style-name="T2">Editar informações</text:span></text:p>
        </text:list-item>
        <text:list-item>
          <text:p text:style-name="P10"><text:span text:style-name="T2">Realizar cadastro</text:span></text:p>
        </text:list-item>
        <text:list-item>
          <text:p text:style-name="P10"><text:span text:style-name="T2">Realizar login</text:span></text:p>
        </text:list-item>
      </text:list>
      <text:p text:style-name="P9"><text:span text:style-name="T2">Através do sistema, o usuário pode:</text:span></text:p>
      <text:list xml:id="list6466313827607946930" text:style-name="L2">
        <text:list-item>
          <text:p text:style-name="P11"><text:span text:style-name="T2">Visualizar o conteúdo disponibilizado pelo administrador</text:span></text:p>
        </text:list-item>
        <text:list-item>
          <text:p text:style-name="P11"><text:span text:style-name="T2">Acompanhar o progresso</text:span></text:p>
        </text:list-item>
      </text:list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>Requisitos Não Funcionais</text:span></text:p>
      <text:p text:style-name="P7">Usabilidade</text:p>
      <text:p text:style-name="P8"/>
      <text:section text:style-name="Sect1" text:name="magicdomid3">
        <text:p text:style-name="P3">A interface deverá ser simples, interativa, e que facilite o acesso de todos os usuários a todos os conteúdos disponibilizados pelo(s) administrador(es). A aplicação deverá ser implementada de forma que permita ao usuário uma boa experiência e conforto, já que é uma plataforma com postagens de conteúdos para estudos.</text:p>
      </text:section>
      <text:section text:style-name="Sect1" text:name="magicdomid4">
        <text:p text:style-name="P3"><text:line-break/>Confiabilidade</text:p>
      </text:section>
      <text:section text:style-name="Sect1" text:name="magicdomid6">
        <text:p text:style-name="P3">O sistema deve estar disponível 24 horas por dia, 7 dias por semana, tendo em vista que a falta de prestação de serviço acarretará na não disponibilização de conteúdos para todos os usuários.</text:p>
      </text:section>
      <text:section text:style-name="Sect1" text:name="magicdomid7">
        <text:p text:style-name="P3"><text:line-break/>Desempenho</text:p>
      </text:section>
      <text:section text:style-name="Sect1" text:name="magicdomid9">
        <text:p text:style-name="P3">1. O sistema Web deve suportar até 100 conexões simultâneas.</text:p>
      </text:section>
      <text:section text:style-name="Sect1" text:name="magicdomid10">
        <text:p text:style-name="P3">2. O escalonamento das tarefas não deve ser superior a 8 segundos.</text:p>
      </text:section>
      <text:section text:style-name="Sect1" text:name="magicdomid11">
        <text:p text:style-name="P3"><text:line-break/>Segurança</text:p>
      </text:section>
      <text:section text:style-name="Sect1" text:name="magicdomid13">
        <text:p text:style-name="P3">Para ter acesso ao sistema o usuário ou administrador deve ter uma conta para o uso do Codificando através do cadastro no primeiro acesso ao sistema, onde haverá uma validação do Login e Senha.</text:p>
      </text:section>
      <text:section text:style-name="Sect1" text:name="magicdomid16">
        <text:p text:style-name="P3"><text:line-break/>Hardware e software</text:p>
      </text:section>
      <text:section text:style-name="Sect1" text:name="magicdomid18">
        <text:p text:style-name="P3">1. A interface deve ser baseada na Web</text:p>
      </text:section>
      <text:section text:style-name="Sect1" text:name="magicdomid19">
        <text:p text:style-name="P3">2. O sistema operacional utilizado deve oferecer suporte ao gerenciamento de processos.</text:p>
      </text:section>
      <text:section text:style-name="Sect1" text:name="magicdomid21">
        <text:p text:style-name="P3">3. O servidor utilizado deve oferecer suporte a tecnologia Servlet</text:p>
      </text:section>
      <text:section text:style-name="Sect1" text:name="magicdomid22">
        <text:p text:style-name="P3"><text:line-break/>Adequação a padrões</text:p>
      </text:section>
      <text:section text:style-name="Sect1" text:name="magicdomid24">
        <text:p text:style-name="P3">1. O sistema será desenvolvido com a tecnologia de programação da Web, como Servlet.</text:p>
        <text:p text:style-name="P8">2. Todas as alterações envolvidas no sistema devem estar de acordo com as diretrizes formuladas ao usuário e administrador da plataforma.</text:p>
      </text:section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Especificação de Casos de Uso</text:p>
      <text:p text:style-name="P14"><draw:frame draw:style-name="fr1" draw:name="Quadro1" text:anchor-type="paragraph" svg:x="0.266cm" svg:y="0.302cm" svg:width="16.469cm" draw:z-index="0"><draw:text-box fo:min-height="1.042cm"><text:p text:style-name="P14">[RF 001] Cadastro</text:p></draw:text-box></draw:frame></text:p>
      <text:p text:style-name="P14">Descrição</text:p>
      <text:p text:style-name="P14">Por meio deste, o sistema realizará o cadastro de um usuário.</text:p>
      <text:p text:style-name="P14">Pré-condições: Fornecimento obrigatório de Nome, e-mail e data de nascimento</text:p>
      <text:p text:style-name="P14">Pós-condições:</text:p>
      <text:p text:style-name="P14">Fluxo de eventos principal</text:p>
      <text:list xml:id="list7565631367656890424" text:style-name="L4">
        <text:list-item>
          <text:p text:style-name="P15">Usuário solicita seu cadastro</text:p>
        </text:list-item>
        <text:list-item>
          <text:p text:style-name="P15">Usuário informa suas informações</text:p>
        </text:list-item>
        <text:list-item>
          <text:p text:style-name="P15">O sistema valida suas informações</text:p>
        </text:list-item>
        <text:list-item>
          <text:p text:style-name="P15">O cadastro é efetivado</text:p>
        </text:list-item>
      </text:list>
      <text:p text:style-name="P14">Fluxos secundários</text:p>
      <text:list xml:id="list88458929835931746" text:style-name="L5">
        <text:list-item>
          <text:p text:style-name="P16">No passo 3, caso o sistema encontre alguma invalidação em suas informações, uma mensagem é mostrada informando o ocorrido e o cadastro é cancelado.</text:p>
        </text:list-item>
      </text:list>
      <text:p text:style-name="P14"><draw:frame draw:style-name="fr1" draw:name="Quadro2" text:anchor-type="paragraph" svg:x="0.266cm" svg:y="0.302cm" svg:width="16.469cm" draw:z-index="1"><draw:text-box fo:min-height="1.042cm"><text:p text:style-name="P14">[RF 00<text:span text:style-name="T6">2] Realizar Login</text:span></text:p></draw:text-box></draw:frame></text:p>
      <text:p text:style-name="P14"/>
      <text:p text:style-name="P17">Descrição</text:p>
      <text:p text:style-name="P17">Por base no e-mail e na senha gerada pelo sistema, o usuário poderá realizar seu login como administrador.</text:p>
      <text:p text:style-name="P17">Pré-condições: Obter Cadastro</text:p>
      <text:p text:style-name="P17">Pós-condições:</text:p>
      <text:p text:style-name="P17">Fluxo de eventos principal:</text:p>
      <text:list xml:id="list8282719551542369230" text:style-name="L6">
        <text:list-item>
          <text:p text:style-name="P18">Usuário acessa a página</text:p>
        </text:list-item>
        <text:list-item>
          <text:p text:style-name="P18">Clica em Login</text:p>
        </text:list-item>
        <text:list-item>
          <text:p text:style-name="P18">Informa e-mail e senha</text:p>
        </text:list-item>
        <text:list-item>
          <text:p text:style-name="P18">Clica em Entrar</text:p>
        </text:list-item>
      </text:list>
      <text:p text:style-name="P19">Fluxo secundário:</text:p>
      <text:list xml:id="list1219905282916502837" text:style-name="L7">
        <text:list-item>
          <text:p text:style-name="P20">Caso as informações de e-mail e senha não coincidam com suas informações de cadastro um erro é mostrado ao usuário e os campos ficam disponíveis para reinserção.</text:p>
        </text:list-item>
      </text:list>
      <text:p text:style-name="P19"><draw:frame draw:style-name="fr1" draw:name="Quadro3" text:anchor-type="paragraph" svg:x="0.266cm" svg:y="0.302cm" svg:width="16.469cm" draw:z-index="2"><draw:text-box fo:min-height="1.042cm"><text:p text:style-name="P14">[RF 00<text:span text:style-name="T7">3] Criar artigo</text:span></text:p></draw:text-box></draw:frame></text:p>
      <text:p text:style-name="P19"/>
      <text:p text:style-name="P21">Descrição:</text:p>
      <text:p text:style-name="P21">O administrador poderá criar um novo login artigo, onde serão disponibilizadas as sessões de estudo.</text:p>
      <text:p text:style-name="P21">Pré condição: Estar logado</text:p>
      <text:p text:style-name="P21">Pós condição:</text:p>
      <text:p text:style-name="P21">Fluxo de eventos principal: </text:p>
      <text:list xml:id="list3465575971865683788" text:style-name="L8">
        <text:list-item>
          <text:p text:style-name="P22"><text:soft-page-break/>Usuário se loga</text:p>
        </text:list-item>
        <text:list-item>
          <text:p text:style-name="P22">Clica em criar artigo</text:p>
        </text:list-item>
        <text:list-item>
          <text:p text:style-name="P22">Dá um nome ao artigo</text:p>
        </text:list-item>
      </text:list>
      <text:p text:style-name="P23">Fluxo Secundário:</text:p>
      <text:list xml:id="list3088223309119061470" text:style-name="L9">
        <text:list-item>
          <text:p text:style-name="P24">No terceiro passo, em caso do nome ser inválido (não ser definido, por exemplo) uma mensagem de erro é mostrada e um novo nome é solicitado</text:p>
        </text:list-item>
      </text:list>
      <text:p text:style-name="P23"><draw:frame draw:style-name="fr1" draw:name="Quadro4" text:anchor-type="paragraph" svg:x="0.266cm" svg:y="0.302cm" svg:width="16.469cm" draw:z-index="3"><draw:text-box fo:min-height="1.042cm"><text:p text:style-name="P14">[RF 00<text:span text:style-name="T8">4] Editar Artigo</text:span></text:p></draw:text-box></draw:frame></text:p>
      <text:p text:style-name="P23"/>
      <text:p text:style-name="P25">Descrição:</text:p>
      <text:p text:style-name="P25">Por base nela pode-se <text:span text:style-name="T9">alterar o nome do Artigo</text:span></text:p>
      <text:p text:style-name="P31">Pré-condição: Está logado</text:p>
      <text:p text:style-name="P31">Pós-condição: Fornecer nome válido</text:p>
      <text:p text:style-name="P31">Fluxo de eventos primário:</text:p>
      <text:list xml:id="list9145664879352788216" text:style-name="L10">
        <text:list-item>
          <text:p text:style-name="P32">Usuário se loga</text:p>
        </text:list-item>
        <text:list-item>
          <text:p text:style-name="P32">Clica no Artigo que se deseja alterar</text:p>
        </text:list-item>
        <text:list-item>
          <text:p text:style-name="P32">Opta por Editar Artigo</text:p>
        </text:list-item>
        <text:list-item>
          <text:p text:style-name="P61">Realiza alterações válidas</text:p>
        </text:list-item>
      </text:list>
      <text:p text:style-name="P31">Fluxos secundários:</text:p>
      <text:list xml:id="list7195899089736901763" text:style-name="L11">
        <text:list-item>
          <text:p text:style-name="P33">No quarto passo, caso o usuário forneça um <text:span text:style-name="T14">campo</text:span> inválido (campo vazio) o campo é limpado para que o usuário utilize um novo <text:span text:style-name="T14">valor</text:span></text:p>
        </text:list-item>
      </text:list>
      <text:p text:style-name="P31"><draw:frame draw:style-name="fr1" draw:name="Quadro7" text:anchor-type="paragraph" svg:x="0.266cm" svg:y="0.302cm" svg:width="16.469cm" draw:z-index="4"><draw:text-box fo:min-height="1.042cm"><text:p text:style-name="P14">[RF 00<text:span text:style-name="T14">5] Remover Artigo</text:span></text:p></draw:text-box></draw:frame></text:p>
      <text:p text:style-name="P35"/>
      <text:p text:style-name="P27">Descrição:</text:p>
      <text:p text:style-name="P48">Por meio deste é possível <text:span text:style-name="T11">remover um artigo, bem como as sessões a ele subordinadas.</text:span></text:p>
      <text:p text:style-name="P35">Pré-condição: Está logado</text:p>
      <text:p text:style-name="P35">Pós-condição: </text:p>
      <text:p text:style-name="P35">Fluxo de eventos primário:</text:p>
      <text:list xml:id="list4583447576888741941" text:style-name="L15">
        <text:list-item>
          <text:p text:style-name="P39">Usuário se loga</text:p>
        </text:list-item>
        <text:list-item>
          <text:p text:style-name="P39">Clica no Artigo que se deseja <text:span text:style-name="T11">remover</text:span></text:p>
        </text:list-item>
        <text:list-item>
          <text:p text:style-name="P39">Opta por <text:span text:style-name="T11">Deletar</text:span></text:p>
        </text:list-item>
      </text:list>
      <text:p text:style-name="P35">Fluxos secundários:</text:p>
      <text:p text:style-name="P35"><draw:frame draw:style-name="fr1" draw:name="Quadro8" text:anchor-type="paragraph" svg:x="0.266cm" svg:y="0.302cm" svg:width="16.469cm" draw:z-index="5"><draw:text-box fo:min-height="1.042cm"><text:p text:style-name="P14">[RF 00<text:span text:style-name="T14">6] Adicionar Sessão</text:span></text:p></draw:text-box></draw:frame></text:p>
      <text:p text:style-name="P35"/>
      <text:p text:style-name="P27">Descrição:</text:p>
      <text:p text:style-name="P48">Por meio deste é possível <text:span text:style-name="T11">adicionar uma sessão a um determinado artigo.</text:span></text:p>
      <text:p text:style-name="P35">Pré-condição: Está logado, <text:span text:style-name="T11">possuir ao menos um artigo.</text:span></text:p>
      <text:p text:style-name="P35">Pós-condição: </text:p>
      <text:p text:style-name="P35"><text:soft-page-break/>Fluxo de eventos primário:</text:p>
      <text:list xml:id="list2365810685733879575" text:style-name="L16">
        <text:list-item>
          <text:p text:style-name="P40">Usuário se loga</text:p>
        </text:list-item>
        <text:list-item>
          <text:p text:style-name="P40">Clica no Artigo <text:span text:style-name="T11">no qual se deseja adicionar a sessão</text:span></text:p>
        </text:list-item>
        <text:list-item>
          <text:p text:style-name="P51">Clica em “Adicionar Sessão”</text:p>
        </text:list-item>
      </text:list>
      <text:p text:style-name="P35">Fluxos secundários:</text:p>
      <text:p text:style-name="P35"><draw:frame draw:style-name="fr1" draw:name="Quadro9" text:anchor-type="paragraph" svg:x="0.266cm" svg:y="0.302cm" svg:width="16.469cm" draw:z-index="6"><draw:text-box fo:min-height="1.042cm"><text:p text:style-name="P14">[RF 00<text:span text:style-name="T14">7] Alterar Sessão</text:span></text:p></draw:text-box></draw:frame></text:p>
      <text:p text:style-name="P35"/>
      <text:p text:style-name="P27">Descrição:</text:p>
      <text:p text:style-name="P48">Por meio deste é possível <text:span text:style-name="T12">alterar uma sessão.</text:span></text:p>
      <text:p text:style-name="P35">Pré-condição: Está logado <text:span text:style-name="T12">e possuir alguma sessão</text:span></text:p>
      <text:p text:style-name="P35">Pós-condição: </text:p>
      <text:p text:style-name="P35">Fluxo de eventos primário:</text:p>
      <text:list xml:id="list1241625774529242093" text:style-name="L17">
        <text:list-item>
          <text:p text:style-name="P41">Usuário se loga</text:p>
        </text:list-item>
        <text:list-item>
          <text:p text:style-name="P41">Clica no Artigo <text:span text:style-name="T12">em que está inserida a sessão</text:span></text:p>
        </text:list-item>
        <text:list-item>
          <text:p text:style-name="P52">Acessa a sessão que se deseja alterar</text:p>
        </text:list-item>
        <text:list-item>
          <text:p text:style-name="P52">Altera <text:span text:style-name="T14">o campo desejado da sessão com valores válidos</text:span></text:p>
        </text:list-item>
      </text:list>
      <text:p text:style-name="P35">Fluxos secundários:</text:p>
      <text:list xml:id="list1010687804619274202" text:style-name="L19">
        <text:list-item>
          <text:p text:style-name="P53">No passo 4, caso o <text:span text:style-name="T14">campo </text:span>seja inválido (campo vazio), uma mensagem deve ser mostrada e o campo fica limpo para que o usuário informe um <text:span text:style-name="T14">novo valor</text:span></text:p>
        </text:list-item>
      </text:list>
      <text:p text:style-name="P43"><draw:frame draw:style-name="fr1" draw:name="Quadro12" text:anchor-type="paragraph" svg:x="0.266cm" svg:y="0.302cm" svg:width="16.469cm" draw:z-index="7"><draw:text-box fo:min-height="1.042cm"><text:p text:style-name="P14">[RF <text:span text:style-name="T14">008] Remover Sessão</text:span></text:p></draw:text-box></draw:frame></text:p>
      <text:p text:style-name="P43"/>
      <text:p text:style-name="P29">Descrição:</text:p>
      <text:p text:style-name="P50">Por meio deste é possível <text:span text:style-name="T13">remover alguma sessão.</text:span></text:p>
      <text:p text:style-name="P43">Pré-condição: Está logado <text:span text:style-name="T12">e possuir alguma sessão</text:span></text:p>
      <text:p text:style-name="P43">Pós-condição: </text:p>
      <text:p text:style-name="P43">Fluxo de eventos primário:</text:p>
      <text:list xml:id="list5154579437098313904" text:style-name="L25">
        <text:list-item>
          <text:p text:style-name="P45">Usuário se loga</text:p>
        </text:list-item>
        <text:list-item>
          <text:p text:style-name="P45">Clica no Artigo <text:span text:style-name="T12">em que está inserida a sessão</text:span></text:p>
        </text:list-item>
        <text:list-item>
          <text:p text:style-name="P58">Acessa a sessão que se deseja alterar</text:p>
        </text:list-item>
        <text:list-item>
          <text:p text:style-name="P60">Clica em “Deletar Sessão”</text:p>
        </text:list-item>
      </text:list>
      <text:p text:style-name="P43">Fluxos secundários:</text:p>
      <text:p text:style-name="P43"><draw:frame draw:style-name="fr1" draw:name="Quadro13" text:anchor-type="paragraph" svg:x="0.266cm" svg:y="0.302cm" svg:width="16.469cm" draw:z-index="8"><draw:text-box fo:min-height="1.042cm"><text:p text:style-name="P14">[RF 0<text:span text:style-name="T14">09] Logout</text:span></text:p></draw:text-box></draw:frame></text:p>
      <text:p text:style-name="P43"/>
      <text:p text:style-name="P29">Descrição:</text:p>
      <text:p text:style-name="P59">Por meio deste caso é possível sair do sistema.</text:p>
      <text:p text:style-name="P43">Pré-condição: Está logado</text:p>
      <text:p text:style-name="P43">Pós-condição: </text:p>
      <text:p text:style-name="P43"><text:soft-page-break/>Fluxo de eventos primário:</text:p>
      <text:list xml:id="list9082209320476334371" text:style-name="L27">
        <text:list-item>
          <text:p text:style-name="P46">Usuário se loga</text:p>
        </text:list-item>
        <text:list-item>
          <text:p text:style-name="P46">Clica <text:span text:style-name="T14">em Sair</text:span></text:p>
        </text:list-item>
      </text:list>
      <text:p text:style-name="P43">Fluxos secundários:</text:p>
      <text:p text:style-name="P56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8:48:00.201375302</meta:creation-date>
    <dc:date>2017-03-13T14:27:26.362813812</dc:date>
    <meta:editing-duration>PT7M11S</meta:editing-duration>
    <meta:editing-cycles>1</meta:editing-cycles>
    <meta:document-statistic meta:table-count="0" meta:image-count="0" meta:object-count="0" meta:page-count="8" meta:paragraph-count="131" meta:word-count="978" meta:character-count="5977" meta:non-whitespace-character-count="5161"/>
    <meta:generator>LibreOffice/5.2.2.2$Linux_X86_64 LibreOffice_project/20m0$Build-2</meta:generator>
  </office:meta>
</office:document-meta>
</file>